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 style:list-style-name="L1">
      <style:text-properties officeooo:rsid="000b9ed7" officeooo:paragraph-rsid="000b9ed7"/>
    </style:style>
    <style:style style:name="P4" style:family="paragraph" style:parent-style-name="Standard" style:list-style-name="L1">
      <style:text-properties officeooo:paragraph-rsid="000b9ed7"/>
    </style:style>
    <style:style style:name="P5" style:family="paragraph" style:parent-style-name="Standard" style:list-style-name="L1">
      <style:text-properties officeooo:rsid="000c9d09" officeooo:paragraph-rsid="000c9d09"/>
    </style:style>
    <style:style style:name="P6" style:family="paragraph" style:parent-style-name="Standard">
      <style:text-properties officeooo:rsid="000c9d09" officeooo:paragraph-rsid="000c9d09"/>
    </style:style>
    <style:style style:name="P7" style:family="paragraph" style:parent-style-name="Standard">
      <style:text-properties officeooo:rsid="000d0a9a" officeooo:paragraph-rsid="000d0a9a"/>
    </style:style>
    <style:style style:name="P8" style:family="paragraph" style:parent-style-name="Standard">
      <style:text-properties officeooo:rsid="000e0013" officeooo:paragraph-rsid="000e0013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7">Priority: ITO, SWD, SWK/OSCA</text:p>
      <text:p text:style-name="P7"/>
      <text:p text:style-name="P8">Pauser: 2 timers arbejde = 30 mins. Pause.</text:p>
      <text:p text:style-name="P2"/>
      <text:p text:style-name="P8">Tasks:</text:p>
      <text:list xml:id="list4724504082244030468" text:style-name="L1">
        <text:list-item>
          <text:p text:style-name="P4"><text:span text:style-name="T1">Use Case pr. Function. Briefs are bare minimum</text:span></text:p>
        </text:list-item>
        <text:list-item>
          <text:p text:style-name="P4"><text:span text:style-name="T1">Domain Model</text:span></text:p>
        </text:list-item>
        <text:list-item>
          <text:p text:style-name="P3">ER Diagram</text:p>
        </text:list-item>
        <text:list-item>
          <text:p text:style-name="P3">Sequence Diagrams</text:p>
        </text:list-item>
        <text:list-item>
          <text:p text:style-name="P3">System Sequence Diagrams</text:p>
        </text:list-item>
        <text:list-item>
          <text:p text:style-name="P3">Flow Diagrams</text:p>
        </text:list-item>
        <text:list-item>
          <text:p text:style-name="P3">Full Documentation</text:p>
        </text:list-item>
        <text:list-item>
          <text:p text:style-name="P3">Comments for every method</text:p>
        </text:list-item>
        <text:list-item>
          <text:p text:style-name="P3">Class model</text:p>
        </text:list-item>
        <text:list-item>
          <text:p text:style-name="P3">Setting up a file for the report itself that meets criteria, <text:span text:style-name="T2">see assignment handout</text:span></text:p>
        </text:list-item>
        <text:list-item>
          <text:p text:style-name="P5">Requirements analysis</text:p>
        </text:list-item>
        <text:list-item>
          <text:p text:style-name="P5">User manual RTFM</text:p>
        </text:list-item>
        <text:list-item>
          <text:p text:style-name="P5">Making a database</text:p>
        </text:list-item>
        <text:list-item>
          <text:p text:style-name="P5">Class diagram with relational schema</text:p>
        </text:list-item>
        <text:list-item>
          <text:p text:style-name="P5">Database Normalisation</text:p>
        </text:list-item>
        <text:list-item>
          <text:p text:style-name="P5">Database description schema</text:p>
        </text:list-item>
        <text:list-item>
          <text:p text:style-name="P5">Program itself: Classes, methods, variables, conditions, loops, datastructure(Collection/Obs.List), Inheritance/Interfaces, GUI JAVAFX</text:p>
        </text:list-item>
        <text:list-item>
          <text:p text:style-name="P5">Min. 2 Use Cases</text:p>
        </text:list-item>
        <text:list-item>
          <text:p text:style-name="P5">Report: Min. pgs 45-70 mx.</text:p>
        </text:list-item>
        <text:list-item>
          <text:p text:style-name="P5">Hand-in June 1<text:span text:style-name="T3">st</text:span> 2016, 12:00 pm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4-18T15:37:31.952074000</dc:date>
    <meta:editing-duration>PT4M5S</meta:editing-duration>
    <meta:editing-cycles>1</meta:editing-cycles>
    <meta:document-statistic meta:table-count="0" meta:image-count="0" meta:object-count="0" meta:page-count="1" meta:paragraph-count="25" meta:word-count="131" meta:character-count="771" meta:non-whitespace-character-count="683"/>
    <meta:generator>LibreOffice/5.1.1.3$MacOSX_X86_64 LibreOffice_project/89f508ef3ecebd2cfb8e1def0f0ba9a803b88a6d</meta:generator>
  </office:meta>
</office:document-meta>
</file>